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 é o curso de Orientação a Objetos com Java, meu</text:span><text:span text:style-name="T2"> </text:span><text:span text:style-name="T1">nome é Eduardo Guerra e hoje vamos falar sobre testes automatizados com JUnit.</text:span><text:span text:style-name="T2"> </text:span><text:span text:style-name="T1">O objetivo é que nessa aula você saia sabendo criar testes automatizados,</text:span><text:span text:style-name="T2"> </text:span><text:span text:style-name="T1">que você vá lá e teste a sua classe e possa cada vez simplesmente</text:span><text:span text:style-name="T2"> </text:span><text:span text:style-name="T1">ir lá mandar rodar de novo, reverificar todo aquele comportamento da sua classe,</text:span><text:span text:style-name="T2"> </text:span><text:span text:style-name="T1">hoje vamos aprender como fazer isso.</text:span><text:span text:style-name="T2"> </text:span><text:span text:style-name="T1">Antes de começar a explicar o JUnit,</text:span><text:span text:style-name="T2"> </text:span><text:span text:style-name="T1">vamos falar pouquinho sobre a importância de automatizar os seus testes.</text:span><text:span text:style-name="T2"> </text:span><text:span text:style-name="T1">Imagina esse cenário aqui: eu vou lá no meu projeto, crio uma funcionalidade A,</text:span><text:span text:style-name="T2"> </text:span><text:span text:style-name="T1">eu preciso ir lá e testar essa funcionalidade A.</text:span><text:span text:style-name="T2"> </text:span><text:span text:style-name="T1">Seguida eu vou lá e crio uma funcionalidade B,</text:span><text:span text:style-name="T2"> </text:span><text:span text:style-name="T1">o que vai acontecer é o seguinte: na hora de testar a implementação dessa</text:span><text:span text:style-name="T2"> </text:span><text:span text:style-name="T1">funcionalidade B, ela pode ter influenciado no código de A,</text:span><text:span text:style-name="T2"> </text:span><text:span text:style-name="T1">eu posso para criar esse B, eu posso ter mexido no A também.</text:span><text:span text:style-name="T2"> </text:span><text:span text:style-name="T1">Então na hora de testar eu não só tenho que testar a nova funcionalidade,</text:span><text:span text:style-name="T2"> </text:span><text:span text:style-name="T1">que é a B, mas também a funcionalidade A.</text:span><text:span text:style-name="T2"> </text:span><text:span text:style-name="T1">Esse tipo de teste a gente chama de teste de regressão,</text:span><text:span text:style-name="T2"> </text:span><text:span text:style-name="T1">a gente não deve só testar aquilo que é novo mas também testar o que já tinha para</text:span><text:span text:style-name="T2"> </text:span><text:span text:style-name="T1">ver se aquela coisa nova não atrapalhou nas coisas que já estavam funcionando.</text:span><text:span text:style-name="T2"> </text:span><text:span text:style-name="T1">E aí se eu for lá e criar uma funcionalidade C, eu vou precisar não só</text:span><text:span text:style-name="T2"> </text:span><text:span text:style-name="T1">testar C mas também a A e a B e com isso dá para a gente perceber que,</text:span><text:span text:style-name="T2"> </text:span><text:span text:style-name="T1">com o tempo, eu vou ter sempre mais coisas para testar independente se eu</text:span><text:span text:style-name="T2"> </text:span><text:span text:style-name="T1">estou desenvolvendo aos pouquinhos, eu vou precisando cada vez testar mais coisas.</text:span><text:span text:style-name="T2"> </text:span><text:span text:style-name="T1">Eu já participei de projeto que o tempo que o teste demorava,</text:span><text:span text:style-name="T2"> </text:span><text:span text:style-name="T1">que as pessoas demoravam para fazer os testes era maior do que o tempo de</text:span><text:span text:style-name="T2"> </text:span><text:span text:style-name="T1">desenvolvimento, para você ver como que esse tipo de coisa pode</text:span><text:span text:style-name="T2"> </text:span><text:span text:style-name="T1">influenciar e pode impactar no tempo do projeto.</text:span><text:span text:style-name="T2"> </text:span><text:span text:style-name="T1">E isso para o desenvolvimento ágil que trabalha com pequenas iterações,</text:span><text:span text:style-name="T2"> </text:span><text:span text:style-name="T1">digamos assim é inaceitável, você ter essa carga de testes.</text:span><text:span text:style-name="T2"> </text:span><text:span text:style-name="T1">Por isso é muito importante automatizar os testes, está?</text:span><text:span text:style-name="T2"> </text:span><text:span text:style-name="T1">Muitas vezes a gente não consegue automatizar todos os testes,</text:span><text:span text:style-name="T2"> </text:span><text:span text:style-name="T1">eu por exemplo participei a pouco tempo de projeto que mexia com</text:span><text:span text:style-name="T2"> </text:span><text:span text:style-name="T1">câmeras e pan tilts e software que interagia com esse tipo de hardware,</text:span><text:span text:style-name="T2"> </text:span><text:span text:style-name="T1">então essa parte do código a gente tinha testes manuais mas a maior parte do código</text:span><text:span text:style-name="T2"> </text:span><text:span text:style-name="T1">que era o que a gente conseguia era sempre importante tentar automatizar os testes.</text:span><text:span text:style-name="T2"> </text:span><text:span text:style-name="T1">Falando testes,</text:span><text:span text:style-name="T2"> </text:span><text:span text:style-name="T1">existem vários tipos de testes que a gente pode utilizar para diferentes propósitos.</text:span><text:span text:style-name="T2"> </text:span><text:span text:style-name="T1">Na aula anterior eu cheguei a falar alguns aqui.</text:span><text:span text:style-name="T2"> </text:span><text:span text:style-name="T1">Então eu vou colocar 3 tipos aqui de acordo com o escopo.</text:span><text:span text:style-name="T2"> </text:span><text:span text:style-name="T1">O teste de unidade ele testa uma única classe, único método ele,</text:span><text:span text:style-name="T2"> </text:span><text:span text:style-name="T1">digamos assim testa a unidade do software, separado do resto.</text:span><text:span text:style-name="T2"> </text:span><text:span text:style-name="T1">O teste de integração normalmente ele pega</text:span><text:span text:style-name="T2"> </text:span><text:span text:style-name="T1">componentes ou aquelas funcionalidades que têm várias classes</text:span><text:span text:style-name="T2"> </text:span><text:span text:style-name="T1">integradas para ver se juntas elas estão formando a funcionalidade não é?</text:span><text:span text:style-name="T2"> </text:span><text:span text:style-name="T1">Então por exemplo pegando aquele exemplo, lá da outra aula, do carrinho de compras</text:span><text:span text:style-name="T2"> </text:span><text:span text:style-name="T1">que colaborava lá por exemplo com a outra classe lá, o carrinho tinha a classe</text:span><text:span text:style-name="T2"> </text:span><text:span text:style-name="T1">responsável pela parte da entrega, não é, o endereço, a compra.</text:span><text:span text:style-name="T2"> </text:span><text:span text:style-name="T1">Então por exemplo,</text:span><text:span text:style-name="T2"> </text:span><text:span text:style-name="T1">testando o carrinho isolado das outras classes seria teste de unidade.</text:span><text:span text:style-name="T2"> </text:span><text:span text:style-name="T1">Se eu testasse, por exemplo a classe compra que utiliza o carrinho,</text:span><text:span text:style-name="T2"> </text:span><text:span text:style-name="T1">utiliza o endereço e tem várias coisas ali, digamos assim está combinando as</text:span><text:span text:style-name="T2"> </text:span><text:span text:style-name="T1">funcionalidades de várias classes para chegar numa única funcionalidade, não é,</text:span><text:span text:style-name="T2"> </text:span><text:span text:style-name="T1">para chegar numa execução, esse seria teste de integração.</text:span><text:span text:style-name="T2"> </text:span><text:span text:style-name="T1">Se eu estou testando o software do ponto de vista do usuário, eu chamo esse</text:span><text:span text:style-name="T2"> </text:span><text:span text:style-name="T1">teste de teste funcional, que é aquele que, eu não estou pensando se é a unidade,</text:span><text:span text:style-name="T2"> </text:span><text:span text:style-name="T1">se é o componente, eu estou testando o software do ponto de vista do usuário.</text:span><text:span text:style-name="T2"> </text:span><text:span text:style-name="T1">E o que a gente vai ver, como a gente está falando de automação de testes é que</text:span><text:span text:style-name="T2"> </text:span><text:span text:style-name="T1">muitas vezes não tem muita diferença como esses testes são criados,</text:span><text:span text:style-name="T2"> </text:span><text:span text:style-name="T1">é mais relação ao escopo deles.</text:span><text:span text:style-name="T2"> </text:span><text:span text:style-name="T1">Então se você está por exemplo, fazendo teste cima de uma classe</text:span><text:span text:style-name="T2"> </text:span><text:span text:style-name="T1">que ela está isolada do resto, você está fazendo teste de unidade.</text:span><text:span text:style-name="T2"> </text:span><text:span text:style-name="T1">Muitas vezes você pode fazer o teste exatamente da mesma forma só que aquele</text:span><text:span text:style-name="T2"> </text:span><text:span text:style-name="T1">teste ao invés de envolver uma classe ele está envolvendo várias que estão</text:span><text:span text:style-name="T2"> </text:span><text:span text:style-name="T1">combinando as suas funcionalidades,</text:span><text:span text:style-name="T2"> </text:span><text:span text:style-name="T1">então ele vai passar já a ser teste de integração.</text:span><text:span text:style-name="T2"> </text:span><text:span text:style-name="T1">Mas a ferramenta, a forma que você está criando o teste, muitas vezes é a mesma,</text:span><text:span text:style-name="T2"> </text:span><text:span text:style-name="T1">o que varia é o escopo daquele teste.</text:span><text:span text:style-name="T2"> </text:span><text:span text:style-name="T1">A gente vai aprender aqui, e vai utilizar durante o nosso curso, a ferramenta JUnit.</text:span><text:span text:style-name="T2"> </text:span><text:span text:style-name="T1">O JUnit ele é praticamente o padrão para a criação de testes Java.</text:span><text:span text:style-name="T2"> </text:span><text:span text:style-name="T1">Existem outras ferramentas, como o teste NJ, que você também pode utilizar,</text:span><text:span text:style-name="T2"> </text:span><text:span text:style-name="T1">que também são muito boas, tem funcionalidades bem interessantes,</text:span><text:span text:style-name="T2"> </text:span><text:span text:style-name="T1">mas no nosso curso </text:span><text:soft-page-break/><text:span text:style-name="T1">a gente vai focar no JUnit.</text:span><text:span text:style-name="T2"> </text:span><text:span text:style-name="T1">Apesar do JUnit ele ser muito utilizado para testes de unidade ele também</text:span><text:span text:style-name="T2"> </text:span><text:span text:style-name="T1">é utilizado para outros tipos de testes como para testes funcionais,</text:span><text:span text:style-name="T2"> </text:span><text:span text:style-name="T1">para testes de integração.</text:span><text:span text:style-name="T2"> </text:span><text:span text:style-name="T1">Muitas vezes o JUnit ele é utilizado como base para outro framework,</text:span><text:span text:style-name="T2"> </text:span><text:span text:style-name="T1">para uma outra ferramenta para a realização desses testes.</text:span><text:span text:style-name="T2"> </text:span><text:span text:style-name="T1">O JUnit ele é basicamente uma biblioteca para a execução de testes,</text:span><text:span text:style-name="T2"> </text:span><text:span text:style-name="T1">para essa automação de testes, agora o que,</text:span><text:span text:style-name="T2"> </text:span><text:span text:style-name="T1">o objeto do seu teste aí fica ao seu critério.</text:span><text:span text:style-name="T2"> </text:span><text:span text:style-name="T1">Então a primeira coisa que a gente tem que saber é que uma classe do JUnit não</text:span><text:span text:style-name="T2"> </text:span><text:span text:style-name="T1">precisa ter nada de especial.</text:span><text:span text:style-name="T2"> </text:span><text:span text:style-name="T1">Eu simplesmente, por exemplo se eu quero fazer teste de uma calculadora eu</text:span><text:span text:style-name="T2"> </text:span><text:span text:style-name="T1">vou criar ali uma classe TestCalc, não é, e ela vai está fazendo aí esse teste.</text:span><text:span text:style-name="T2"> </text:span><text:span text:style-name="T1">Para eu criar método de teste que efetivamente vai estar testando alguma</text:span><text:span text:style-name="T2"> </text:span><text:span text:style-name="T1">coisa eu preciso colocar essa anotação @Test cima do método, está?</text:span><text:span text:style-name="T2"> </text:span><text:span text:style-name="T1">Então, por exemplo eu quero testar se a calculadora está testando corretamente</text:span><text:span text:style-name="T2"> </text:span><text:span text:style-name="T1">não é, então eu vou criar método chamado testeSoma onde eu vou realizar esse teste</text:span><text:span text:style-name="T2"> </text:span><text:span text:style-name="T1">e vou anotar com o @Test para que o JUnit saiba que aquele método é método de teste.</text:span><text:span text:style-name="T2"> </text:span><text:span text:style-name="T1">Não podemos esquecer de importar as classes do JUnit que a gente utilizar,</text:span><text:span text:style-name="T2"> </text:span><text:span text:style-name="T1">por exemplo se eu estou utilizando a anotação @Test eu preciso estar</text:span><text:span text:style-name="T2"> </text:span><text:span text:style-name="T1">importando essa anotação para dentro da minha classe,</text:span><text:span text:style-name="T2"> </text:span><text:span text:style-name="T1">então eu vou ter que ter lá import org.junit.Test.</text:span><text:span text:style-name="T2"> </text:span><text:span text:style-name="T1">Dentro do método de teste eu preciso exercitar aquela</text:span><text:span text:style-name="T2"> </text:span><text:span text:style-name="T1">funcionalidade que eu quero verificar.</text:span><text:span text:style-name="T2"> </text:span><text:span text:style-name="T1">Então por exemplo, eu estou criando aqui o meu objeto Calc e estou</text:span><text:span text:style-name="T2"> </text:span><text:span text:style-name="T1">invocando o método add nele para poder somar o 3 com</text:span><text:span text:style-name="T2"> </text:span><text:span text:style-name="T1">2 e retornar o resultado ali para a minha variável i, não é?</text:span><text:span text:style-name="T2"> </text:span><text:span text:style-name="T1">Então se eu estou fazendo o teste de uma funcionalidade eu tenho que rodar aquela</text:span><text:span text:style-name="T2"> </text:span><text:span text:style-name="T1">funcionalidade.</text:span><text:span text:style-name="T2"> </text:span><text:span text:style-name="T1">Nesse ponto é importante ressaltar que eu preciso estar</text:span><text:span text:style-name="T2"> </text:span><text:span text:style-name="T1">criando o cenário necessário para poder executar aquela funcionalidade.</text:span><text:span text:style-name="T2"> </text:span><text:span text:style-name="T1">Então de repente se eu preciso criar ali arquivo de configuração,</text:span><text:span text:style-name="T2"> </text:span><text:span text:style-name="T1">eu preciso setar alguma coisa no meu banco de dados, não é,</text:span><text:span text:style-name="T2"> </text:span><text:span text:style-name="T1">então nesse momento, antes de exercitar essa minha funcionalidade eu vou estar,</text:span><text:span text:style-name="T2"> </text:span><text:span text:style-name="T1">por exemplo às vezes eu preciso configurar uma variável no meu objeto ou num</text:span><text:span text:style-name="T2"> </text:span><text:span text:style-name="T1">objeto que eu estou passando como parâmetro eu preciso criar</text:span><text:span text:style-name="T2"> </text:span><text:span text:style-name="T1">objeto para passar como parâmetro então tudo isso vai, vai nessa parte.</text:span><text:span text:style-name="T2"> </text:span><text:span text:style-name="T1">de criar todo esse cenário, todo esse ambiente para que eu possa exercitar</text:span><text:span text:style-name="T2"> </text:span><text:span text:style-name="T1">a funcionalidade da forma que eu quero que ela seja exercitada.</text:span><text:span text:style-name="T2"> </text:span><text:span text:style-name="T1">Bom, a última coisa do teste que precisa é compara o resultado,</text:span><text:span text:style-name="T2"> </text:span><text:span text:style-name="T1">então por exemplo eu vou utilizar o método assert,</text:span><text:span text:style-name="T2"> </text:span><text:span text:style-name="T1">eu tenho vários métodos que eu posso utilizar,</text:span><text:span text:style-name="T2"> </text:span><text:span text:style-name="T1">bastante comum é o assertEquals que eu vou verificar por exemplo se o i que o</text:span><text:span text:style-name="T2"> </text:span><text:span text:style-name="T1">meu método add retornou se ele vai ser igual a 5.</text:span><text:span text:style-name="T2"> </text:span><text:span text:style-name="T1">Então só para vocês verem eu tenho aqui vários dos métodos</text:span><text:span text:style-name="T2"> </text:span><text:span text:style-name="T1">assert que eu posso utilizar eu tenho que verifica se é verdadeiro,</text:span><text:span text:style-name="T2"> </text:span><text:span text:style-name="T1">verifica se é falso, se compara se é igual, no caso a diferença entre o Equals</text:span><text:span text:style-name="T2"> </text:span><text:span text:style-name="T1">e o Same é que o Equals ele vai chamar o método Equals do objeto e o Same</text:span><text:span text:style-name="T2"> </text:span><text:span text:style-name="T1">vai verificar se é a mesma instância memória, verifica se é Null e</text:span><text:span text:style-name="T2"> </text:span><text:span text:style-name="T1">eu posso utilizar todos esses métodos e eu posso inclusivé criar o</text:span><text:span text:style-name="T2"> </text:span><text:span text:style-name="T1">meu próprio método de assert, não é, se eu tiver por exemplo uma comparação pouco</text:span><text:span text:style-name="T2"> </text:span><text:span text:style-name="T1">mais sofisticada que eu quero fazer no meu teste, nada impede de eu fazer isto.</text:span><text:span text:style-name="T2"> </text:span><text:span text:style-name="T1">Fique tranquilo que a gente vai, nos 'iii', não só no próximo, não é,</text:span><text:span text:style-name="T2"> </text:span><text:span text:style-name="T1">mas ao longo de todo o curso procurar sempre estar criando testes</text:span><text:span text:style-name="T2"> </text:span><text:span text:style-name="T1">e à medida que as aulas forem passando vocês vão ficar cada</text:span><text:span text:style-name="T2"> </text:span><text:span text:style-name="T1">vez melhor na criação de testes de unidade.</text:span><text:span text:style-name="T2"> </text:span><text:span text:style-name="T1">Justamente por isso que a gente decidiu colocar logo</text:span><text:span text:style-name="T2"> </text:span><text:span text:style-name="T1">no começo do curso essa parte de testes para que, à medida a gente for</text:span><text:span text:style-name="T2"> </text:span><text:span text:style-name="T1">vendo as outras partes a gente possa ir vendo como criar os testes para cada</text:span><text:span text:style-name="T2"> </text:span><text:span text:style-name="T1">tipo de coisa que a gente for vendo aí na orientação a objetos, não é,</text:span><text:span text:style-name="T2"> </text:span><text:span text:style-name="T1">com a colaboração de classes e etc.</text:span><text:span text:style-name="T2"> </text:span><text:span text:style-name="T1">Então por favor pare de dar print para testar,</text:span><text:span text:style-name="T2"> </text:span><text:span text:style-name="T1">pára de ficar imprimindo o resultado da sua classe na tela para testar,</text:span><text:span text:style-name="T2"> </text:span><text:span text:style-name="T1">agora você já sabe criar testes automatizados,</text:span><text:span text:style-name="T2"> </text:span><text:span text:style-name="T1">crie os seus testes verifica a sua funcionalidade.</text:span><text:span text:style-name="T2"> </text:span><text:span text:style-name="T1">Aquela mesma, aquele mesmo codigozinho que você fazia "</text:span><text:span text:style-name="T2"> </text:span><text:span text:style-name="T1">eu criei uma calculadora então eu vou pegar aqui,</text:span><text:span text:style-name="T2"> </text:span><text:span text:style-name="T1">vou mandar somar e vou imprimir o resultado e vou ver se está certo".</text:span><text:span text:style-name="T2"> </text:span><text:span text:style-name="T1">Ao invés de você fazer isso, pega esse código, coloca dentro de uma classe do</text:span><text:span text:style-name="T2"> </text:span><text:span text:style-name="T1">JUnit, ao invés de ficar vendo se o resultado está certo ou não coloca</text:span><text:span text:style-name="T2"> </text:span><text:span text:style-name="T1">assert para relamente verificar e utilize isso para que você sempre que precisar,</text:span><text:span text:style-name="T2"> </text:span><text:span text:style-name="T1">de repente você mexeu na classe ou você está mexendo no seu sistema você possa</text:span><text:span text:style-name="T2"> </text:span><text:span text:style-name="T1">sempre rodar aquele teste de novo e saber se ele ainda está funcionando,</text:span><text:span text:style-name="T2"> </text:span><text:span text:style-name="T1">se ele parou de funcionar e etc.</text:span><text:span text:style-name="T2"> </text:span><text:span text:style-name="T1">Eu espero que, não é complicado criar testes </text:span><text:soft-page-break/><text:span text:style-name="T1">automatizados,</text:span><text:span text:style-name="T2"> </text:span><text:span text:style-name="T1">eu espero que com essa aula você já saiba agora utilizar o JUnit para a criação de</text:span><text:span text:style-name="T2"> </text:span><text:span text:style-name="T1">testes automatizados e espero também que você tenha visto a importância de</text:span><text:span text:style-name="T2"> </text:span><text:span text:style-name="T1">automatizar os testes, não só a importância de testar mas a importância de</text:span><text:span text:style-name="T2"> </text:span><text:span text:style-name="T1">automatizar o máximo possível os seus testes.</text:span><text:span text:style-name="T2"> </text:span><text:span text:style-name="T3">Muito obrigado por assistir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4.4.5.2$Windows_x86 LibreOffice_project/a22f674fd25a3b6f45bdebf25400ed2adff0ff99</meta:generator>
    <dc:date>2017-01-16T08:04:14.919000000</dc:date>
    <meta:document-statistic meta:table-count="0" meta:image-count="0" meta:object-count="0" meta:page-count="3" meta:paragraph-count="1" meta:word-count="1738" meta:character-count="9675" meta:non-whitespace-character-count="7936"/>
    <meta:user-defined meta:name="Info 1"/>
    <meta:user-defined meta:name="Info 2"/>
    <meta:user-defined meta:name="Info 3"/>
    <meta:user-defined meta:name="Info 4"/>
  </office:meta>
</office:document-meta>
</file>